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 Optimizations" table:style-name="ta1">
        <table:shapes>
          <draw:frame draw:z-index="0" draw:style-name="gr1" draw:text-style-name="P1" svg:width="6.3in" svg:height="3.5449in" svg:x="1.5913in" svg:y="3.5138in">
            <draw:object draw:notify-on-update-of-ranges="'No Optimizations'.A2:'No Optimizations'.A11 'No Optimizations'.B1:'No Optimizations'.B1 'No Optimizations'.B2:'No Optimizations'.B11 'No Optimizations'.C1:'No Optimizations'.C1 'No Optimizations'.C2:'No Optimizations'.C11 'No Optimizations'.D1:'No Optimizations'.D1 'No Optimizations'.D2:'No Optimizations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Min Lat (usec)</text:p>
          </table:table-cell>
          <table:table-cell table:style-name="ce1" office:value-type="string" calcext:value-type="string">
            <text:p>Max Lat (usec)</text:p>
          </table:table-cell>
          <table:table-cell table:style-name="ce1" office:value-type="string" calcext:value-type="string">
            <text:p>Mean Lat (u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71" calcext:value-type="float">
            <text:p>571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58" calcext:value-type="float">
            <text:p>458</text:p>
          </table:table-cell>
          <table:table-cell office:value-type="float" office:value="69.961" calcext:value-type="float">
            <text:p>69.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23" calcext:value-type="float">
            <text:p>423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79" calcext:value-type="float">
            <text:p>479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71" calcext:value-type="float">
            <text:p>471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53" calcext:value-type="float">
            <text:p>253</text:p>
          </table:table-cell>
          <table:table-cell office:value-type="float" office:value="72.99" calcext:value-type="float">
            <text:p>72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545" calcext:value-type="float">
            <text:p>545</text:p>
          </table:table-cell>
          <table:table-cell office:value-type="float" office:value="65.99" calcext:value-type="float">
            <text:p>65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80" calcext:value-type="float">
            <text:p>380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20" calcext:value-type="float">
            <text:p>320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formula="of:=AVERAGE([.B2:.B11])" office:value-type="float" office:value="51.6" calcext:value-type="float">
            <text:p>51.6</text:p>
          </table:table-cell>
          <table:table-cell table:formula="of:=AVERAGE([.C2:.C11])" office:value-type="float" office:value="422.5" calcext:value-type="float">
            <text:p>422.5</text:p>
          </table:table-cell>
          <table:table-cell table:formula="of:=AVERAGE([.D2:.D11])" office:value-type="float" office:value="68.7261" calcext:value-type="float">
            <text:p>68.7261</text:p>
          </table:table-cell>
        </table:table-row>
      </table:table>
      <table:table table:name="Pin CPU, No Int Affinity" table:style-name="ta1">
        <table:shapes>
          <draw:frame draw:z-index="0" draw:style-name="gr1" draw:text-style-name="P1" svg:width="6.3in" svg:height="3.5449in" svg:x="1.5913in" svg:y="3.5138in">
            <draw:object draw:notify-on-update-of-ranges="'Pin CPU, No Int Affinity'.A2:'Pin CPU, No Int Affinity'.A11 'Pin CPU, No Int Affinity'.B1:'Pin CPU, No Int Affinity'.B1 'Pin CPU, No Int Affinity'.B2:'Pin CPU, No Int Affinity'.B11 'Pin CPU, No Int Affinity'.C1:'Pin CPU, No Int Affinity'.C1 'Pin CPU, No Int Affinity'.C2:'Pin CPU, No Int Affinity'.C11 'Pin CPU, No Int Affinity'.D1:'Pin CPU, No Int Affinity'.D1 'Pin CPU, No Int Affinity'.D2:'Pin CPU, No Int Affinity'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Min Lat (usec)</text:p>
          </table:table-cell>
          <table:table-cell table:style-name="ce1" office:value-type="string" calcext:value-type="string">
            <text:p>Max Lat (usec)</text:p>
          </table:table-cell>
          <table:table-cell table:style-name="ce1" office:value-type="string" calcext:value-type="string">
            <text:p>Mean Lat (u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81" calcext:value-type="float">
            <text:p>581</text:p>
          </table:table-cell>
          <table:table-cell office:value-type="float" office:value="67.87" calcext:value-type="float">
            <text:p>67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68" calcext:value-type="float">
            <text:p>368</text:p>
          </table:table-cell>
          <table:table-cell office:value-type="float" office:value="70.98" calcext:value-type="float">
            <text:p>70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68" calcext:value-type="float">
            <text:p>368</text:p>
          </table:table-cell>
          <table:table-cell office:value-type="float" office:value="70.98" calcext:value-type="float">
            <text:p>7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51" calcext:value-type="float">
            <text:p>351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55" calcext:value-type="float">
            <text:p>45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05" calcext:value-type="float">
            <text:p>505</text:p>
          </table:table-cell>
          <table:table-cell office:value-type="float" office:value="63.88" calcext:value-type="float">
            <text:p>63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25" calcext:value-type="float">
            <text:p>325</text:p>
          </table:table-cell>
          <table:table-cell office:value-type="float" office:value="65.51" calcext:value-type="float">
            <text:p>65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502" calcext:value-type="float">
            <text:p>502</text:p>
          </table:table-cell>
          <table:table-cell office:value-type="float" office:value="63.73" calcext:value-type="float">
            <text:p>63.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formula="of:=AVERAGE([.B2:.B11])" office:value-type="float" office:value="50.1" calcext:value-type="float">
            <text:p>50.1</text:p>
          </table:table-cell>
          <table:table-cell table:formula="of:=AVERAGE([.C2:.C11])" office:value-type="float" office:value="422" calcext:value-type="float">
            <text:p>422</text:p>
          </table:table-cell>
          <table:table-cell table:formula="of:=AVERAGE([.D2:.D11])" office:value-type="float" office:value="67.612" calcext:value-type="float">
            <text:p>67.612</text:p>
          </table:table-cell>
        </table:table-row>
      </table:table>
      <table:table table:name="Pin CPU, Int Affinity" table:style-name="ta1">
        <table:shapes>
          <draw:frame draw:z-index="0" draw:style-name="gr1" draw:text-style-name="P1" svg:width="6.3in" svg:height="3.5449in" svg:x="1.5913in" svg:y="3.5138in">
            <draw:object draw:notify-on-update-of-ranges="'Pin CPU, Int Affinity'.A2:'Pin CPU, Int Affinity'.A11 'Pin CPU, Int Affinity'.B1:'Pin CPU, Int Affinity'.B1 'Pin CPU, Int Affinity'.B2:'Pin CPU, Int Affinity'.B11 'Pin CPU, Int Affinity'.C1:'Pin CPU, Int Affinity'.C1 'Pin CPU, Int Affinity'.C2:'Pin CPU, Int Affinity'.C11 'Pin CPU, Int Affinity'.D1:'Pin CPU, Int Affinity'.D1 'Pin CPU, Int Affinity'.D2:'Pin CPU, Int Affinity'.D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Min Lat (usec)</text:p>
          </table:table-cell>
          <table:table-cell table:style-name="ce1" office:value-type="string" calcext:value-type="string">
            <text:p>Max Lat (usec)</text:p>
          </table:table-cell>
          <table:table-cell table:style-name="ce1" office:value-type="string" calcext:value-type="string">
            <text:p>Mean Lat (u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14" calcext:value-type="float">
            <text:p>614</text:p>
          </table:table-cell>
          <table:table-cell office:value-type="float" office:value="55.72" calcext:value-type="float">
            <text:p>55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09" calcext:value-type="float">
            <text:p>409</text:p>
          </table:table-cell>
          <table:table-cell office:value-type="float" office:value="54.07" calcext:value-type="float">
            <text:p>54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office:value-type="float" office:value="54.08" calcext:value-type="float">
            <text:p>54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99" calcext:value-type="float">
            <text:p>499</text:p>
          </table:table-cell>
          <table:table-cell office:value-type="float" office:value="50.78" calcext:value-type="float">
            <text:p>50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64" calcext:value-type="float">
            <text:p>264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67" calcext:value-type="float">
            <text:p>36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91" calcext:value-type="float">
            <text:p>391</text:p>
          </table:table-cell>
          <table:table-cell office:value-type="float" office:value="50.26" calcext:value-type="float">
            <text:p>50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17" calcext:value-type="float">
            <text:p>417</text:p>
          </table:table-cell>
          <table:table-cell office:value-type="float" office:value="53.43" calcext:value-type="float">
            <text:p>53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711" calcext:value-type="float">
            <text:p>711</text:p>
          </table:table-cell>
          <table:table-cell office:value-type="float" office:value="54.13" calcext:value-type="float">
            <text:p>54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85" calcext:value-type="float">
            <text:p>485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formula="of:=AVERAGE([.B2:.B11])" office:value-type="float" office:value="45.4" calcext:value-type="float">
            <text:p>45.4</text:p>
          </table:table-cell>
          <table:table-cell table:formula="of:=AVERAGE([.C2:.C11])" office:value-type="float" office:value="447.7" calcext:value-type="float">
            <text:p>447.7</text:p>
          </table:table-cell>
          <table:table-cell table:formula="of:=AVERAGE([.D2:.D11])" office:value-type="float" office:value="53.097" calcext:value-type="float">
            <text:p>53.097</text:p>
          </table:table-cell>
        </table:table-row>
      </table:table>
      <table:table table:name="Pin CPU, Int Affinity, CPU Isolation" table:style-name="ta1">
        <table:shapes>
          <draw:frame draw:z-index="0" draw:style-name="gr1" draw:text-style-name="P1" svg:width="6.3in" svg:height="3.5449in" svg:x="1.5913in" svg:y="3.5138in">
            <draw:object draw:notify-on-update-of-ranges="'Pin CPU, Int Affinity, CPU Isolation'.A2:'Pin CPU, Int Affinity, CPU Isolation'.A11 'Pin CPU, Int Affinity, CPU Isolation'.B1:'Pin CPU, Int Affinity, CPU Isolation'.B1 'Pin CPU, Int Affinity, CPU Isolation'.B2:'Pin CPU, Int Affinity, CPU Isolation'.B11 'Pin CPU, Int Affinity, CPU Isolation'.C1:'Pin CPU, Int Affinity, CPU Isolation'.C1 'Pin CPU, Int Affinity, CPU Isolation'.C2:'Pin CPU, Int Affinity, CPU Isolation'.C11 'Pin CPU, Int Affinity, CPU Isolation'.D1:'Pin CPU, Int Affinity, CPU Isolation'.D1 'Pin CPU, Int Affinity, CPU Isolation'.D2:'Pin CPU, Int Affinity, CPU Isolation'.D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Min Lat (usec)</text:p>
          </table:table-cell>
          <table:table-cell table:style-name="ce1" office:value-type="string" calcext:value-type="string">
            <text:p>Max Lat (usec)</text:p>
          </table:table-cell>
          <table:table-cell table:style-name="ce1" office:value-type="string" calcext:value-type="string">
            <text:p>Mean Lat (u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69.03" calcext:value-type="float">
            <text:p>69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19" calcext:value-type="float">
            <text:p>31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25" calcext:value-type="float">
            <text:p>425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69" calcext:value-type="float">
            <text:p>669</text:p>
          </table:table-cell>
          <table:table-cell office:value-type="float" office:value="74.71" calcext:value-type="float">
            <text:p>74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434" calcext:value-type="float">
            <text:p>1434</text:p>
          </table:table-cell>
          <table:table-cell office:value-type="float" office:value="56.87" calcext:value-type="float">
            <text:p>56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902" calcext:value-type="float">
            <text:p>1902</text:p>
          </table:table-cell>
          <table:table-cell office:value-type="float" office:value="59.86" calcext:value-type="float">
            <text:p>59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403" calcext:value-type="float">
            <text:p>6403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40" calcext:value-type="float">
            <text:p>340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16" calcext:value-type="float">
            <text:p>316</text:p>
          </table:table-cell>
          <table:table-cell office:value-type="float" office:value="58.93" calcext:value-type="float">
            <text:p>58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357" calcext:value-type="float">
            <text:p>4357</text:p>
          </table:table-cell>
          <table:table-cell office:value-type="float" office:value="61.93" calcext:value-type="float">
            <text:p>61.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formula="of:=AVERAGE([.B2:.B11])" office:value-type="float" office:value="47.8" calcext:value-type="float">
            <text:p>47.8</text:p>
          </table:table-cell>
          <table:table-cell table:formula="of:=AVERAGE([.C2:.C11])" office:value-type="float" office:value="1664.9" calcext:value-type="float">
            <text:p>1664.9</text:p>
          </table:table-cell>
          <table:table-cell table:formula="of:=AVERAGE([.D2:.D11])" office:value-type="float" office:value="63.004" calcext:value-type="float">
            <text:p>63.004</text:p>
          </table:table-cell>
        </table:table-row>
      </table:table>
      <table:table table:name="Pin CPU, Int Affinity, CPU Isolation Normalized" table:style-name="ta1">
        <table:shapes>
          <draw:frame draw:z-index="0" draw:style-name="gr1" draw:text-style-name="P1" svg:width="6.3in" svg:height="3.5449in" svg:x="1.5913in" svg:y="3.5138in">
            <draw:object draw:notify-on-update-of-ranges="'Pin CPU, Int Affinity, CPU Isolation Normalized'.A1:'Pin CPU, Int Affinity, CPU Isolation Normalized'.A1 'Pin CPU, Int Affinity, CPU Isolation Normalized'.A2:'Pin CPU, Int Affinity, CPU Isolation Normalized'.A6 'Pin CPU, Int Affinity, CPU Isolation Normalized'.B1:'Pin CPU, Int Affinity, CPU Isolation Normalized'.B1 'Pin CPU, Int Affinity, CPU Isolation Normalized'.B2:'Pin CPU, Int Affinity, CPU Isolation Normalized'.B6 'Pin CPU, Int Affinity, CPU Isolation Normalized'.C1:'Pin CPU, Int Affinity, CPU Isolation Normalized'.C1 'Pin CPU, Int Affinity, CPU Isolation Normalized'.C2:'Pin CPU, Int Affinity, CPU Isolation Normalized'.C6 'Pin CPU, Int Affinity, CPU Isolation Normalized'.D1:'Pin CPU, Int Affinity, CPU Isolation Normalized'.D1 'Pin CPU, Int Affinity, CPU Isolation Normalized'.D2:'Pin CPU, Int Affinity, CPU Isolation Normalized'.D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Min Lat (usec)</text:p>
          </table:table-cell>
          <table:table-cell table:style-name="ce1" office:value-type="string" calcext:value-type="string">
            <text:p>Max Lat (usec)</text:p>
          </table:table-cell>
          <table:table-cell table:style-name="ce1" office:value-type="string" calcext:value-type="string">
            <text:p>Mean Lat (u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69.03" calcext:value-type="float">
            <text:p>69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19" calcext:value-type="float">
            <text:p>319</text:p>
          </table:table-cell>
          <table:table-cell office:value-type="float" office:value="54.84" calcext:value-type="float">
            <text:p>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25" calcext:value-type="float">
            <text:p>425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40" calcext:value-type="float">
            <text:p>340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16" calcext:value-type="float">
            <text:p>316</text:p>
          </table:table-cell>
          <table:table-cell office:value-type="float" office:value="58.93" calcext:value-type="float">
            <text:p>58.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formula="of:=AVERAGE([.B2:.B6])" office:value-type="float" office:value="47.8" calcext:value-type="float">
            <text:p>47.8</text:p>
          </table:table-cell>
          <table:table-cell table:formula="of:=AVERAGE([.C2:.C6])" office:value-type="float" office:value="376.8" calcext:value-type="float">
            <text:p>376.8</text:p>
          </table:table-cell>
          <table:table-cell table:formula="of:=AVERAGE([.D2:.D6])" office:value-type="float" office:value="60.954" calcext:value-type="float">
            <text:p>60.954</text:p>
          </table:table-cell>
        </table:table-row>
      </table:table>
      <table:table table:name="Pin CPU, CPU Isolation, Polling" table:style-name="ta1">
        <table:shapes>
          <draw:frame draw:z-index="0" draw:style-name="gr1" draw:text-style-name="P1" svg:width="6.3in" svg:height="3.5449in" svg:x="1.5913in" svg:y="3.5138in">
            <draw:object draw:notify-on-update-of-ranges="'Pin CPU, CPU Isolation, Polling'.A2:'Pin CPU, CPU Isolation, Polling'.A12 'Pin CPU, CPU Isolation, Polling'.B1:'Pin CPU, CPU Isolation, Polling'.B1 'Pin CPU, CPU Isolation, Polling'.B2:'Pin CPU, CPU Isolation, Polling'.B12 'Pin CPU, CPU Isolation, Polling'.C1:'Pin CPU, CPU Isolation, Polling'.C1 'Pin CPU, CPU Isolation, Polling'.C2:'Pin CPU, CPU Isolation, Polling'.C12 'Pin CPU, CPU Isolation, Polling'.D1:'Pin CPU, CPU Isolation, Polling'.D1 'Pin CPU, CPU Isolation, Polling'.D2:'Pin CPU, CPU Isolation, Polling'.D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Min Lat (usec)</text:p>
          </table:table-cell>
          <table:table-cell table:style-name="ce1" office:value-type="string" calcext:value-type="string">
            <text:p>Max Lat (usec)</text:p>
          </table:table-cell>
          <table:table-cell table:style-name="ce1" office:value-type="string" calcext:value-type="string">
            <text:p>Mean Lat (u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85" calcext:value-type="float">
            <text:p>2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.3" calcext:value-type="float">
            <text:p>42.3</text:p>
          </table:table-cell>
          <table:table-cell office:value-type="float" office:value="301" calcext:value-type="float">
            <text:p>3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54" calcext:value-type="float">
            <text:p>2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67" calcext:value-type="float">
            <text:p>26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85" calcext:value-type="float">
            <text:p>2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91" calcext:value-type="float">
            <text:p>2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.3" calcext:value-type="float">
            <text:p>41.3</text:p>
          </table:table-cell>
          <table:table-cell office:value-type="float" office:value="263" calcext:value-type="float">
            <text:p>26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formula="of:=AVERAGE([.B2:.B11])" office:value-type="float" office:value="41.96" calcext:value-type="float">
            <text:p>41.96</text:p>
          </table:table-cell>
          <table:table-cell table:formula="of:=AVERAGE([.C2:.C11])" office:value-type="float" office:value="275" calcext:value-type="float">
            <text:p>275</text:p>
          </table:table-cell>
          <table:table-cell table:formula="of:=AVERAGE([.D2:.D11])" office:value-type="float" office:value="56.3" calcext:value-type="float">
            <text:p>5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0:58:10.588668868</meta:creation-date>
    <dc:date>2022-10-22T14:13:48.510289245</dc:date>
    <meta:editing-duration>PT25M41S</meta:editing-duration>
    <meta:editing-cycles>6</meta:editing-cycles>
    <meta:generator>LibreOffice/7.3.6.2$Linux_X86_64 LibreOffice_project/30$Build-2</meta:generator>
    <meta:document-statistic meta:table-count="6" meta:cell-count="26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6.211cm" svg:y="0.316cm" chart:style-name="ch2">
          <text:p>No Optimizations</text:p>
        </chart:title>
        <chart:legend chart:legend-position="end" svg:x="12.761cm" svg:y="3.705cm" style:legend-expansion="high" chart:style-name="ch3"/>
        <chart:plot-area chart:style-name="ch4" table:cell-range-address="'No Optimizations'.A1:'No Optimizations'.D11" chart:data-source-has-labels="both" svg:x="0.32cm" svg:y="1.275cm" svg:width="12.121cm" svg:height="7.55cm">
          <chart:coordinate-region svg:x="1.127cm" svg:y="1.474cm" svg:width="11.314cm" svg:height="6.704cm"/>
          <chart:axis chart:dimension="x" chart:name="primary-x" chart:style-name="ch5" chartooo:axis-type="auto">
            <chartooo:date-scale/>
            <chart:categories table:cell-range-address="'No Optimizations'.A2:'No Optimizations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Optimizations'.B2:'No Optimizations'.B11" chart:label-cell-address="'No Optimizations'.B1:'No Optimizations'.B1" chart:class="chart:bar">
            <chart:data-point chart:repeated="10"/>
          </chart:series>
          <chart:series chart:style-name="ch9" chart:values-cell-range-address="'No Optimizations'.C2:'No Optimizations'.C11" chart:label-cell-address="'No Optimizations'.C1:'No Optimizations'.C1" chart:class="chart:bar">
            <chart:data-point chart:repeated="10"/>
          </chart:series>
          <chart:series chart:style-name="ch10" chart:values-cell-range-address="'No Optimizations'.D2:'No Optimizations'.D11" chart:label-cell-address="'No Optimizations'.D1:'No Optimizations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Lat (usec)</text:p>
                <draw:g>
                  <svg:desc>'No Optimizations'.B1:'No Optimizations'.B1</svg:desc>
                </draw:g>
              </table:table-cell>
              <table:table-cell office:value-type="string">
                <text:p>Max Lat (usec)</text:p>
                <draw:g>
                  <svg:desc>'No Optimizations'.C1:'No Optimizations'.C1</svg:desc>
                </draw:g>
              </table:table-cell>
              <table:table-cell office:value-type="string">
                <text:p>Mean Lat (usec)</text:p>
                <draw:g>
                  <svg:desc>'No Optimizations'.D1:'No Optimizations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No Optimizations'.A2:'No Optimizations'.A11</svg:desc>
                </draw:g>
              </table:table-cell>
              <table:table-cell office:value-type="float" office:value="37">
                <text:p>37</text:p>
                <draw:g>
                  <svg:desc>'No Optimizations'.B2:'No Optimizations'.B11</svg:desc>
                </draw:g>
              </table:table-cell>
              <table:table-cell office:value-type="float" office:value="571">
                <text:p>571</text:p>
                <draw:g>
                  <svg:desc>'No Optimizations'.C2:'No Optimizations'.C11</svg:desc>
                </draw:g>
              </table:table-cell>
              <table:table-cell office:value-type="float" office:value="64.42">
                <text:p>64.42</text:p>
                <draw:g>
                  <svg:desc>'No Optimizations'.D2:'No Optimizations'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458">
                <text:p>458</text:p>
              </table:table-cell>
              <table:table-cell office:value-type="float" office:value="69.961">
                <text:p>69.9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423">
                <text:p>423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79">
                <text:p>479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471">
                <text:p>47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253">
                <text:p>253</text:p>
              </table:table-cell>
              <table:table-cell office:value-type="float" office:value="72.99">
                <text:p>72.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545">
                <text:p>545</text:p>
              </table:table-cell>
              <table:table-cell office:value-type="float" office:value="65.99">
                <text:p>65.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80">
                <text:p>380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320">
                <text:p>320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325">
                <text:p>325</text:p>
              </table:table-cell>
              <table:table-cell office:value-type="float" office:value="66.8">
                <text:p>6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5.589cm" svg:y="0.316cm" chart:style-name="ch2">
          <text:p>Pin CPU, No Int Affinity</text:p>
        </chart:title>
        <chart:legend chart:legend-position="end" svg:x="12.761cm" svg:y="3.705cm" style:legend-expansion="high" chart:style-name="ch3"/>
        <chart:plot-area chart:style-name="ch4" table:cell-range-address="'Pin CPU, No Int Affinity'.A1:'Pin CPU, No Int Affinity'.D11" chart:data-source-has-labels="both" svg:x="0.32cm" svg:y="1.275cm" svg:width="12.121cm" svg:height="7.55cm">
          <chart:coordinate-region svg:x="1.127cm" svg:y="1.475cm" svg:width="11.314cm" svg:height="6.703cm"/>
          <chart:axis chart:dimension="x" chart:name="primary-x" chart:style-name="ch5" chartooo:axis-type="auto">
            <chartooo:date-scale/>
            <chart:categories table:cell-range-address="'Pin CPU, No Int Affinity'.A2:'Pin CPU, No Int Affinity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n CPU, No Int Affinity'.B2:'Pin CPU, No Int Affinity'.B11" chart:label-cell-address="'Pin CPU, No Int Affinity'.B1:'Pin CPU, No Int Affinity'.B1" chart:class="chart:bar">
            <chart:data-point chart:repeated="10"/>
          </chart:series>
          <chart:series chart:style-name="ch9" chart:values-cell-range-address="'Pin CPU, No Int Affinity'.C2:'Pin CPU, No Int Affinity'.C11" chart:label-cell-address="'Pin CPU, No Int Affinity'.C1:'Pin CPU, No Int Affinity'.C1" chart:class="chart:bar">
            <chart:data-point chart:repeated="10"/>
          </chart:series>
          <chart:series chart:style-name="ch10" chart:values-cell-range-address="'Pin CPU, No Int Affinity'.D2:'Pin CPU, No Int Affinity'.D11" chart:label-cell-address="'Pin CPU, No Int Affinity'.D1:'Pin CPU, No Int Affinity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Lat (usec)</text:p>
                <draw:g>
                  <svg:desc>'Pin CPU, No Int Affinity'.B1:'Pin CPU, No Int Affinity'.B1</svg:desc>
                </draw:g>
              </table:table-cell>
              <table:table-cell office:value-type="string">
                <text:p>Max Lat (usec)</text:p>
                <draw:g>
                  <svg:desc>'Pin CPU, No Int Affinity'.C1:'Pin CPU, No Int Affinity'.C1</svg:desc>
                </draw:g>
              </table:table-cell>
              <table:table-cell office:value-type="string">
                <text:p>Mean Lat (usec)</text:p>
                <draw:g>
                  <svg:desc>'Pin CPU, No Int Affinity'.D1:'Pin CPU, No Int Affinity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n CPU, No Int Affinity'.A2:'Pin CPU, No Int Affinity'.A11</svg:desc>
                </draw:g>
              </table:table-cell>
              <table:table-cell office:value-type="float" office:value="58">
                <text:p>58</text:p>
                <draw:g>
                  <svg:desc>'Pin CPU, No Int Affinity'.B2:'Pin CPU, No Int Affinity'.B11</svg:desc>
                </draw:g>
              </table:table-cell>
              <table:table-cell office:value-type="float" office:value="581">
                <text:p>581</text:p>
                <draw:g>
                  <svg:desc>'Pin CPU, No Int Affinity'.C2:'Pin CPU, No Int Affinity'.C11</svg:desc>
                </draw:g>
              </table:table-cell>
              <table:table-cell office:value-type="float" office:value="67.87">
                <text:p>67.87</text:p>
                <draw:g>
                  <svg:desc>'Pin CPU, No Int Affinity'.D2:'Pin CPU, No Int Affinity'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368">
                <text:p>368</text:p>
              </table:table-cell>
              <table:table-cell office:value-type="float" office:value="70.98">
                <text:p>70.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8">
                <text:p>368</text:p>
              </table:table-cell>
              <table:table-cell office:value-type="float" office:value="70.98">
                <text:p>70.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351">
                <text:p>351</text:p>
              </table:table-cell>
              <table:table-cell office:value-type="float" office:value="63.48">
                <text:p>63.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417">
                <text:p>417</text:p>
              </table:table-cell>
              <table:table-cell office:value-type="float" office:value="68.68">
                <text:p>68.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505">
                <text:p>505</text:p>
              </table:table-cell>
              <table:table-cell office:value-type="float" office:value="63.88">
                <text:p>63.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348">
                <text:p>348</text:p>
              </table:table-cell>
              <table:table-cell office:value-type="float" office:value="64.51">
                <text:p>64.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325">
                <text:p>325</text:p>
              </table:table-cell>
              <table:table-cell office:value-type="float" office:value="65.51">
                <text:p>65.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502">
                <text:p>502</text:p>
              </table:table-cell>
              <table:table-cell office:value-type="float" office:value="63.73">
                <text:p>63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5.933cm" svg:y="0.316cm" chart:style-name="ch2">
          <text:p>Pin CPU, Int Affinity</text:p>
        </chart:title>
        <chart:legend chart:legend-position="end" svg:x="12.761cm" svg:y="3.705cm" style:legend-expansion="high" chart:style-name="ch3"/>
        <chart:plot-area chart:style-name="ch4" table:cell-range-address="'Pin CPU, Int Affinity'.A1:'Pin CPU, Int Affinity'.D11" chart:data-source-has-labels="both" svg:x="0.32cm" svg:y="1.275cm" svg:width="12.121cm" svg:height="7.55cm">
          <chart:coordinate-region svg:x="1.127cm" svg:y="1.475cm" svg:width="11.314cm" svg:height="6.703cm"/>
          <chart:axis chart:dimension="x" chart:name="primary-x" chart:style-name="ch5" chartooo:axis-type="auto">
            <chartooo:date-scale/>
            <chart:categories table:cell-range-address="'Pin CPU, Int Affinity'.A2:'Pin CPU, Int Affinity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n CPU, Int Affinity'.B2:'Pin CPU, Int Affinity'.B11" chart:label-cell-address="'Pin CPU, Int Affinity'.B1:'Pin CPU, Int Affinity'.B1" chart:class="chart:bar">
            <chart:data-point chart:repeated="10"/>
          </chart:series>
          <chart:series chart:style-name="ch9" chart:values-cell-range-address="'Pin CPU, Int Affinity'.C2:'Pin CPU, Int Affinity'.C11" chart:label-cell-address="'Pin CPU, Int Affinity'.C1:'Pin CPU, Int Affinity'.C1" chart:class="chart:bar">
            <chart:data-point chart:repeated="10"/>
          </chart:series>
          <chart:series chart:style-name="ch10" chart:values-cell-range-address="'Pin CPU, Int Affinity'.D2:'Pin CPU, Int Affinity'.D11" chart:label-cell-address="'Pin CPU, Int Affinity'.D1:'Pin CPU, Int Affinity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Lat (usec)</text:p>
                <draw:g>
                  <svg:desc>'Pin CPU, Int Affinity'.B1:'Pin CPU, Int Affinity'.B1</svg:desc>
                </draw:g>
              </table:table-cell>
              <table:table-cell office:value-type="string">
                <text:p>Max Lat (usec)</text:p>
                <draw:g>
                  <svg:desc>'Pin CPU, Int Affinity'.C1:'Pin CPU, Int Affinity'.C1</svg:desc>
                </draw:g>
              </table:table-cell>
              <table:table-cell office:value-type="string">
                <text:p>Mean Lat (usec)</text:p>
                <draw:g>
                  <svg:desc>'Pin CPU, Int Affinity'.D1:'Pin CPU, Int Affinity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n CPU, Int Affinity'.A2:'Pin CPU, Int Affinity'.A11</svg:desc>
                </draw:g>
              </table:table-cell>
              <table:table-cell office:value-type="float" office:value="49">
                <text:p>49</text:p>
                <draw:g>
                  <svg:desc>'Pin CPU, Int Affinity'.B2:'Pin CPU, Int Affinity'.B11</svg:desc>
                </draw:g>
              </table:table-cell>
              <table:table-cell office:value-type="float" office:value="614">
                <text:p>614</text:p>
                <draw:g>
                  <svg:desc>'Pin CPU, Int Affinity'.C2:'Pin CPU, Int Affinity'.C11</svg:desc>
                </draw:g>
              </table:table-cell>
              <table:table-cell office:value-type="float" office:value="55.72">
                <text:p>55.72</text:p>
                <draw:g>
                  <svg:desc>'Pin CPU, Int Affinity'.D2:'Pin CPU, Int Affinity'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409">
                <text:p>409</text:p>
              </table:table-cell>
              <table:table-cell office:value-type="float" office:value="54.07">
                <text:p>54.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20">
                <text:p>320</text:p>
              </table:table-cell>
              <table:table-cell office:value-type="float" office:value="54.08">
                <text:p>54.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99">
                <text:p>499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64">
                <text:p>26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367">
                <text:p>3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391">
                <text:p>391</text:p>
              </table:table-cell>
              <table:table-cell office:value-type="float" office:value="50.26">
                <text:p>50.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417">
                <text:p>417</text:p>
              </table:table-cell>
              <table:table-cell office:value-type="float" office:value="53.43">
                <text:p>53.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711">
                <text:p>711</text:p>
              </table:table-cell>
              <table:table-cell office:value-type="float" office:value="54.13">
                <text:p>54.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485">
                <text:p>485</text:p>
              </table:table-cell>
              <table:table-cell office:value-type="float" office:value="50.9">
                <text:p>5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4.438cm" svg:y="0.316cm" chart:style-name="ch2">
          <text:p>Pin CPU, Int Affinity, CPU Isolation</text:p>
        </chart:title>
        <chart:legend chart:legend-position="end" svg:x="12.761cm" svg:y="3.705cm" style:legend-expansion="high" chart:style-name="ch3"/>
        <chart:plot-area chart:style-name="ch4" table:cell-range-address="'Pin CPU, Int Affinity, CPU Isolation'.A1:'Pin CPU, Int Affinity, CPU Isolation'.D11" chart:data-source-has-labels="both" svg:x="0.32cm" svg:y="1.275cm" svg:width="12.121cm" svg:height="7.55cm">
          <chart:coordinate-region svg:x="1.312cm" svg:y="1.474cm" svg:width="11.129cm" svg:height="6.704cm"/>
          <chart:axis chart:dimension="x" chart:name="primary-x" chart:style-name="ch5" chartooo:axis-type="auto">
            <chartooo:date-scale/>
            <chart:categories table:cell-range-address="'Pin CPU, Int Affinity, CPU Isolation'.A2:'Pin CPU, Int Affinity, CPU Isolation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n CPU, Int Affinity, CPU Isolation'.B2:'Pin CPU, Int Affinity, CPU Isolation'.B11" chart:label-cell-address="'Pin CPU, Int Affinity, CPU Isolation'.B1:'Pin CPU, Int Affinity, CPU Isolation'.B1" chart:class="chart:bar">
            <chart:data-point chart:repeated="10"/>
          </chart:series>
          <chart:series chart:style-name="ch9" chart:values-cell-range-address="'Pin CPU, Int Affinity, CPU Isolation'.C2:'Pin CPU, Int Affinity, CPU Isolation'.C11" chart:label-cell-address="'Pin CPU, Int Affinity, CPU Isolation'.C1:'Pin CPU, Int Affinity, CPU Isolation'.C1" chart:class="chart:bar">
            <chart:data-point chart:repeated="10"/>
          </chart:series>
          <chart:series chart:style-name="ch10" chart:values-cell-range-address="'Pin CPU, Int Affinity, CPU Isolation'.D2:'Pin CPU, Int Affinity, CPU Isolation'.D11" chart:label-cell-address="'Pin CPU, Int Affinity, CPU Isolation'.D1:'Pin CPU, Int Affinity, CPU Isolation'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Lat (usec)</text:p>
                <draw:g>
                  <svg:desc>'Pin CPU, Int Affinity, CPU Isolation'.B1:'Pin CPU, Int Affinity, CPU Isolation'.B1</svg:desc>
                </draw:g>
              </table:table-cell>
              <table:table-cell office:value-type="string">
                <text:p>Max Lat (usec)</text:p>
                <draw:g>
                  <svg:desc>'Pin CPU, Int Affinity, CPU Isolation'.C1:'Pin CPU, Int Affinity, CPU Isolation'.C1</svg:desc>
                </draw:g>
              </table:table-cell>
              <table:table-cell office:value-type="string">
                <text:p>Mean Lat (usec)</text:p>
                <draw:g>
                  <svg:desc>'Pin CPU, Int Affinity, CPU Isolation'.D1:'Pin CPU, Int Affinity, CPU Isol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n CPU, Int Affinity, CPU Isolation'.A2:'Pin CPU, Int Affinity, CPU Isolation'.A11</svg:desc>
                </draw:g>
              </table:table-cell>
              <table:table-cell office:value-type="float" office:value="51">
                <text:p>51</text:p>
                <draw:g>
                  <svg:desc>'Pin CPU, Int Affinity, CPU Isolation'.B2:'Pin CPU, Int Affinity, CPU Isolation'.B11</svg:desc>
                </draw:g>
              </table:table-cell>
              <table:table-cell office:value-type="float" office:value="484">
                <text:p>484</text:p>
                <draw:g>
                  <svg:desc>'Pin CPU, Int Affinity, CPU Isolation'.C2:'Pin CPU, Int Affinity, CPU Isolation'.C11</svg:desc>
                </draw:g>
              </table:table-cell>
              <table:table-cell office:value-type="float" office:value="69.03">
                <text:p>69.03</text:p>
                <draw:g>
                  <svg:desc>'Pin CPU, Int Affinity, CPU Isolation'.D2:'Pin CPU, Int Affinity, CPU Isolation'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319">
                <text:p>319</text:p>
              </table:table-cell>
              <table:table-cell office:value-type="float" office:value="54.84">
                <text:p>54.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425">
                <text:p>425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669">
                <text:p>669</text:p>
              </table:table-cell>
              <table:table-cell office:value-type="float" office:value="74.71">
                <text:p>74.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434">
                <text:p>1434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902">
                <text:p>1902</text:p>
              </table:table-cell>
              <table:table-cell office:value-type="float" office:value="59.86">
                <text:p>59.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403">
                <text:p>6403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340">
                <text:p>340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316">
                <text:p>316</text:p>
              </table:table-cell>
              <table:table-cell office:value-type="float" office:value="58.93">
                <text:p>58.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4357">
                <text:p>4357</text:p>
              </table:table-cell>
              <table:table-cell office:value-type="float" office:value="61.93">
                <text:p>61.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4.782cm" svg:y="0.316cm" chart:style-name="ch2">
          <text:p>Pin CPU, CPU Isolation, Polling</text:p>
        </chart:title>
        <chart:legend chart:legend-position="end" svg:x="12.761cm" svg:y="3.705cm" style:legend-expansion="high" chart:style-name="ch3"/>
        <chart:plot-area chart:style-name="ch4" table:cell-range-address="'Pin CPU, CPU Isolation, Polling'.A1:'Pin CPU, CPU Isolation, Polling'.D12" chart:data-source-has-labels="both" svg:x="0.32cm" svg:y="1.275cm" svg:width="12.121cm" svg:height="7.55cm">
          <chart:coordinate-region svg:x="1.127cm" svg:y="1.475cm" svg:width="11.314cm" svg:height="6.703cm"/>
          <chart:axis chart:dimension="x" chart:name="primary-x" chart:style-name="ch5" chartooo:axis-type="auto">
            <chartooo:date-scale/>
            <chart:categories table:cell-range-address="'Pin CPU, CPU Isolation, Polling'.A2:'Pin CPU, CPU Isolation, Polling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n CPU, CPU Isolation, Polling'.B2:'Pin CPU, CPU Isolation, Polling'.B12" chart:label-cell-address="'Pin CPU, CPU Isolation, Polling'.B1:'Pin CPU, CPU Isolation, Polling'.B1" chart:class="chart:bar">
            <chart:data-point chart:repeated="11"/>
          </chart:series>
          <chart:series chart:style-name="ch9" chart:values-cell-range-address="'Pin CPU, CPU Isolation, Polling'.C2:'Pin CPU, CPU Isolation, Polling'.C12" chart:label-cell-address="'Pin CPU, CPU Isolation, Polling'.C1:'Pin CPU, CPU Isolation, Polling'.C1" chart:class="chart:bar">
            <chart:data-point chart:repeated="11"/>
          </chart:series>
          <chart:series chart:style-name="ch10" chart:values-cell-range-address="'Pin CPU, CPU Isolation, Polling'.D2:'Pin CPU, CPU Isolation, Polling'.D12" chart:label-cell-address="'Pin CPU, CPU Isolation, Polling'.D1:'Pin CPU, CPU Isolation, Polling'.D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Lat (usec)</text:p>
                <draw:g>
                  <svg:desc>'Pin CPU, CPU Isolation, Polling'.B1:'Pin CPU, CPU Isolation, Polling'.B1</svg:desc>
                </draw:g>
              </table:table-cell>
              <table:table-cell office:value-type="string">
                <text:p>Max Lat (usec)</text:p>
                <draw:g>
                  <svg:desc>'Pin CPU, CPU Isolation, Polling'.C1:'Pin CPU, CPU Isolation, Polling'.C1</svg:desc>
                </draw:g>
              </table:table-cell>
              <table:table-cell office:value-type="string">
                <text:p>Mean Lat (usec)</text:p>
                <draw:g>
                  <svg:desc>'Pin CPU, CPU Isolation, Polling'.D1:'Pin CPU, CPU Isolation, Polling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n CPU, CPU Isolation, Polling'.A2:'Pin CPU, CPU Isolation, Polling'.A12</svg:desc>
                </draw:g>
              </table:table-cell>
              <table:table-cell office:value-type="float" office:value="41">
                <text:p>41</text:p>
                <draw:g>
                  <svg:desc>'Pin CPU, CPU Isolation, Polling'.B2:'Pin CPU, CPU Isolation, Polling'.B12</svg:desc>
                </draw:g>
              </table:table-cell>
              <table:table-cell office:value-type="float" office:value="285">
                <text:p>285</text:p>
                <draw:g>
                  <svg:desc>'Pin CPU, CPU Isolation, Polling'.C2:'Pin CPU, CPU Isolation, Polling'.C12</svg:desc>
                </draw:g>
              </table:table-cell>
              <table:table-cell office:value-type="float" office:value="58">
                <text:p>58</text:p>
                <draw:g>
                  <svg:desc>'Pin CPU, CPU Isolation, Polling'.D2:'Pin CPU, CPU Isolation, Polling'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81">
                <text:p>2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2.3">
                <text:p>42.3</text:p>
              </table:table-cell>
              <table:table-cell office:value-type="float" office:value="301">
                <text:p>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254">
                <text:p>2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244">
                <text:p>2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267">
                <text:p>2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285">
                <text:p>2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79">
                <text:p>2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291">
                <text:p>2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.3">
                <text:p>41.3</text:p>
              </table:table-cell>
              <table:table-cell office:value-type="float" office:value="263">
                <text:p>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3.102cm" svg:y="0.316cm" chart:style-name="ch2">
          <text:p>Pin CPU, Int Affinity, CPU Isolation - Normalized</text:p>
        </chart:title>
        <chart:legend chart:legend-position="end" svg:x="12.761cm" svg:y="3.705cm" style:legend-expansion="high" chart:style-name="ch3"/>
        <chart:plot-area chart:style-name="ch4" table:cell-range-address="'Pin CPU, Int Affinity, CPU Isolation Normalized'.A1:'Pin CPU, Int Affinity, CPU Isolation Normalized'.D6" chart:data-source-has-labels="both" svg:x="0.32cm" svg:y="1.275cm" svg:width="12.121cm" svg:height="7.55cm">
          <chart:coordinate-region svg:x="1.127cm" svg:y="1.474cm" svg:width="11.314cm" svg:height="6.704cm"/>
          <chart:axis chart:dimension="x" chart:name="primary-x" chart:style-name="ch5" chartooo:axis-type="text">
            <chart:categories table:cell-range-address="'Pin CPU, Int Affinity, CPU Isolation Normalized'.A2:'Pin CPU, Int Affinity, CPU Isolation Normalized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n CPU, Int Affinity, CPU Isolation Normalized'.B2:'Pin CPU, Int Affinity, CPU Isolation Normalized'.B6" chart:label-cell-address="'Pin CPU, Int Affinity, CPU Isolation Normalized'.B1:'Pin CPU, Int Affinity, CPU Isolation Normalized'.B1" chart:class="chart:bar">
            <chart:data-point chart:repeated="5"/>
          </chart:series>
          <chart:series chart:style-name="ch9" chart:values-cell-range-address="'Pin CPU, Int Affinity, CPU Isolation Normalized'.C2:'Pin CPU, Int Affinity, CPU Isolation Normalized'.C6" chart:label-cell-address="'Pin CPU, Int Affinity, CPU Isolation Normalized'.C1:'Pin CPU, Int Affinity, CPU Isolation Normalized'.C1" chart:class="chart:bar">
            <chart:data-point chart:repeated="5"/>
          </chart:series>
          <chart:series chart:style-name="ch10" chart:values-cell-range-address="'Pin CPU, Int Affinity, CPU Isolation Normalized'.D2:'Pin CPU, Int Affinity, CPU Isolation Normalized'.D6" chart:label-cell-address="'Pin CPU, Int Affinity, CPU Isolation Normalized'.D1:'Pin CPU, Int Affinity, CPU Isolation Normalized'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Lat (usec)</text:p>
                <draw:g>
                  <svg:desc>'Pin CPU, Int Affinity, CPU Isolation Normalized'.B1:'Pin CPU, Int Affinity, CPU Isolation Normalized'.B1</svg:desc>
                </draw:g>
              </table:table-cell>
              <table:table-cell office:value-type="string">
                <text:p>Max Lat (usec)</text:p>
                <draw:g>
                  <svg:desc>'Pin CPU, Int Affinity, CPU Isolation Normalized'.C1:'Pin CPU, Int Affinity, CPU Isolation Normalized'.C1</svg:desc>
                </draw:g>
              </table:table-cell>
              <table:table-cell office:value-type="string">
                <text:p>Mean Lat (usec)</text:p>
                <draw:g>
                  <svg:desc>'Pin CPU, Int Affinity, CPU Isolation Normalized'.D1:'Pin CPU, Int Affinity, CPU Isolation Normalized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n CPU, Int Affinity, CPU Isolation Normalized'.A2:'Pin CPU, Int Affinity, CPU Isolation Normalized'.A6</svg:desc>
                </draw:g>
              </table:table-cell>
              <table:table-cell office:value-type="float" office:value="51">
                <text:p>51</text:p>
                <draw:g>
                  <svg:desc>'Pin CPU, Int Affinity, CPU Isolation Normalized'.B2:'Pin CPU, Int Affinity, CPU Isolation Normalized'.B6</svg:desc>
                </draw:g>
              </table:table-cell>
              <table:table-cell office:value-type="float" office:value="484">
                <text:p>484</text:p>
                <draw:g>
                  <svg:desc>'Pin CPU, Int Affinity, CPU Isolation Normalized'.C2:'Pin CPU, Int Affinity, CPU Isolation Normalized'.C6</svg:desc>
                </draw:g>
              </table:table-cell>
              <table:table-cell office:value-type="float" office:value="69.03">
                <text:p>69.03</text:p>
                <draw:g>
                  <svg:desc>'Pin CPU, Int Affinity, CPU Isolation Normalized'.D2:'Pin CPU, Int Affinity, CPU Isolation Normalized'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319">
                <text:p>319</text:p>
              </table:table-cell>
              <table:table-cell office:value-type="float" office:value="54.84">
                <text:p>54.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425">
                <text:p>425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340">
                <text:p>340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316">
                <text:p>316</text:p>
              </table:table-cell>
              <table:table-cell office:value-type="float" office:value="58.93">
                <text:p>58.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